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5.45cm" fo:min-width="9.66cm"/>
    </style:style>
    <style:style style:name="gr2" style:family="graphic" style:parent-style-name="objectwithoutfill">
      <style:graphic-properties svg:stroke-color="#000000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1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9cm" fo:min-width="0cm"/>
      <style:paragraph-properties style:writing-mode="lr-tb"/>
    </style:style>
    <style:style style:name="gr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fo:color="#c9211e" fo:font-size="18pt" fo:font-weight="bold" style:font-size-asian="18pt" style:font-weight-asian="bold" style:font-size-complex="18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c9211e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5.7cm" svg:x="1.508cm" svg:y="1.76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724cm" svg:y1="1.762cm" svg:x2="2.724cm" svg:y2="7.462cm">
          <text:p/>
        </draw:line>
        <draw:line draw:style-name="gr2" draw:text-style-name="P2" draw:layer="layout" svg:x1="10.192cm" svg:y1="1.762cm" svg:x2="10.192cm" svg:y2="7.462cm">
          <text:p/>
        </draw:line>
        <draw:line draw:style-name="gr2" draw:text-style-name="P2" draw:layer="layout" svg:x1="1.508cm" svg:y1="2.712cm" svg:x2="11.668cm" svg:y2="2.712cm">
          <text:p/>
        </draw:line>
        <draw:line draw:style-name="gr2" draw:text-style-name="P2" draw:layer="layout" svg:x1="1.508cm" svg:y1="6.417cm" svg:x2="11.668cm" svg:y2="6.417cm">
          <text:p/>
        </draw:line>
        <draw:frame draw:style-name="gr3" draw:text-style-name="P3" draw:layer="layout" svg:width="1.223cm" svg:height="1.039cm" svg:x="1.682cm" svg:y="1.897cm">
          <draw:text-box>
            <text:p><text:span text:style-name="T1">ES</text:span></text:p>
          </draw:text-box>
        </draw:frame>
        <draw:frame draw:style-name="gr4" draw:text-style-name="P3" draw:layer="layout" svg:width="0.923cm" svg:height="0.72cm" svg:x="5.676cm" svg:y="1.897cm">
          <draw:text-box>
            <text:p><text:span text:style-name="T1">I</text:span></text:p>
          </draw:text-box>
        </draw:frame>
        <draw:frame draw:style-name="gr3" draw:text-style-name="P3" draw:layer="layout" svg:width="1.143cm" svg:height="1.039cm" svg:x="10.398cm" svg:y="1.952cm">
          <draw:text-box>
            <text:p><text:span text:style-name="T1">EF</text:span></text:p>
          </draw:text-box>
        </draw:frame>
        <draw:frame draw:style-name="gr3" draw:text-style-name="P3" draw:layer="layout" svg:width="1.223cm" svg:height="1.039cm" svg:x="1.682cm" svg:y="4.232cm">
          <draw:text-box>
            <text:p><text:span text:style-name="T1">PS</text:span></text:p>
          </draw:text-box>
        </draw:frame>
        <draw:frame draw:style-name="gr3" draw:text-style-name="P3" draw:layer="layout" svg:width="1.143cm" svg:height="1.039cm" svg:x="10.398cm" svg:y="4.327cm">
          <draw:text-box>
            <text:p><text:span text:style-name="T1">PF</text:span></text:p>
          </draw:text-box>
        </draw:frame>
        <draw:frame draw:style-name="gr3" draw:text-style-name="P3" draw:layer="layout" svg:width="1.096cm" svg:height="1.039cm" svg:x="1.682cm" svg:y="6.607cm">
          <draw:text-box>
            <text:p><text:span text:style-name="T1">LS</text:span></text:p>
          </draw:text-box>
        </draw:frame>
        <draw:frame draw:style-name="gr5" draw:text-style-name="P4" draw:layer="layout" svg:width="1.042cm" svg:height="1.251cm" svg:x="5.589cm" svg:y="6.607cm">
          <draw:text-box>
            <text:p><text:span text:style-name="T2">A</text:span></text:p>
          </draw:text-box>
        </draw:frame>
        <draw:frame draw:style-name="gr6" draw:text-style-name="P3" draw:layer="layout" svg:width="0.923cm" svg:height="0.719cm" svg:x="10.452cm" svg:y="6.607cm">
          <draw:text-box>
            <text:p><text:span text:style-name="T1">LF</text:span></text:p>
          </draw:text-box>
        </draw:frame>
        <draw:custom-shape draw:style-name="gr1" draw:text-style-name="P1" draw:layer="layout" svg:width="10.16cm" svg:height="5.7cm" svg:x="13.573cm" svg:y="9.76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789cm" svg:y1="9.763cm" svg:x2="14.789cm" svg:y2="15.463cm">
          <text:p/>
        </draw:line>
        <draw:line draw:style-name="gr2" draw:text-style-name="P2" draw:layer="layout" svg:x1="22.257cm" svg:y1="9.763cm" svg:x2="22.257cm" svg:y2="15.463cm">
          <text:p/>
        </draw:line>
        <draw:line draw:style-name="gr2" draw:text-style-name="P2" draw:layer="layout" svg:x1="13.573cm" svg:y1="10.713cm" svg:x2="23.733cm" svg:y2="10.713cm">
          <text:p/>
        </draw:line>
        <draw:line draw:style-name="gr2" draw:text-style-name="P2" draw:layer="layout" svg:x1="13.573cm" svg:y1="14.418cm" svg:x2="23.733cm" svg:y2="14.418cm">
          <text:p/>
        </draw:line>
        <draw:frame draw:style-name="gr3" draw:text-style-name="P3" draw:layer="layout" svg:width="1.223cm" svg:height="1.039cm" svg:x="13.747cm" svg:y="9.898cm">
          <draw:text-box>
            <text:p><text:span text:style-name="T1">ES</text:span></text:p>
          </draw:text-box>
        </draw:frame>
        <draw:frame draw:style-name="gr4" draw:text-style-name="P3" draw:layer="layout" svg:width="0.923cm" svg:height="0.72cm" svg:x="17.741cm" svg:y="9.898cm">
          <draw:text-box>
            <text:p><text:span text:style-name="T1">I</text:span></text:p>
          </draw:text-box>
        </draw:frame>
        <draw:frame draw:style-name="gr3" draw:text-style-name="P3" draw:layer="layout" svg:width="1.143cm" svg:height="1.039cm" svg:x="22.463cm" svg:y="9.953cm">
          <draw:text-box>
            <text:p><text:span text:style-name="T1">EF</text:span></text:p>
          </draw:text-box>
        </draw:frame>
        <draw:frame draw:style-name="gr3" draw:text-style-name="P3" draw:layer="layout" svg:width="1.223cm" svg:height="1.039cm" svg:x="13.747cm" svg:y="12.233cm">
          <draw:text-box>
            <text:p><text:span text:style-name="T1">PS</text:span></text:p>
          </draw:text-box>
        </draw:frame>
        <draw:frame draw:style-name="gr3" draw:text-style-name="P3" draw:layer="layout" svg:width="1.143cm" svg:height="1.039cm" svg:x="22.463cm" svg:y="12.328cm">
          <draw:text-box>
            <text:p><text:span text:style-name="T1">PF</text:span></text:p>
          </draw:text-box>
        </draw:frame>
        <draw:frame draw:style-name="gr3" draw:text-style-name="P3" draw:layer="layout" svg:width="1.096cm" svg:height="1.039cm" svg:x="13.747cm" svg:y="14.608cm">
          <draw:text-box>
            <text:p><text:span text:style-name="T1">LS</text:span></text:p>
          </draw:text-box>
        </draw:frame>
        <draw:frame draw:style-name="gr5" draw:text-style-name="P4" draw:layer="layout" svg:width="1.042cm" svg:height="1.251cm" svg:x="17.611cm" svg:y="14.523cm">
          <draw:text-box>
            <text:p><text:span text:style-name="T2">B</text:span></text:p>
          </draw:text-box>
        </draw:frame>
        <draw:frame draw:style-name="gr6" draw:text-style-name="P3" draw:layer="layout" svg:width="0.923cm" svg:height="0.719cm" svg:x="22.517cm" svg:y="14.608cm">
          <draw:text-box>
            <text:p><text:span text:style-name="T1">LF</text:span></text:p>
          </draw:text-box>
        </draw:frame>
        <draw:line draw:style-name="gr7" draw:text-style-name="P2" draw:layer="layout" svg:x1="25.638cm" svg:y1="13.065cm" svg:x2="23.987cm" svg:y2="13.065cm">
          <text:p/>
        </draw:line>
        <draw:frame draw:style-name="gr8" draw:text-style-name="P5" draw:layer="layout" svg:width="0.959cm" svg:height="0.962cm" svg:x="17.383cm" svg:y="7.477cm">
          <draw:text-box>
            <text:p><text:span text:style-name="T3">D</text:span></text:p>
          </draw:text-box>
        </draw:frame>
        <draw:line draw:style-name="gr2" draw:text-style-name="P2" draw:layer="layout" svg:x1="25.638cm" svg:y1="13.065cm" svg:x2="25.638cm" svg:y2="8.62cm">
          <text:p/>
        </draw:line>
        <draw:line draw:style-name="gr2" draw:text-style-name="P2" draw:layer="layout" svg:x1="2.016cm" svg:y1="8.62cm" svg:x2="25.638cm" svg:y2="8.621cm">
          <text:p/>
        </draw:line>
        <draw:line draw:style-name="gr2" draw:text-style-name="P2" draw:layer="layout" svg:x1="2.016cm" svg:y1="8.62cm" svg:x2="2.016cm" svg:y2="7.60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2:46:37.993626596</meta:creation-date>
    <dc:date>2021-02-15T16:07:34.850181759</dc:date>
    <meta:editing-duration>PT8M2S</meta:editing-duration>
    <meta:editing-cycles>5</meta:editing-cycles>
    <meta:generator>LibreOffice/6.4.6.2$Linux_X86_64 LibreOffice_project/40$Build-2</meta:generator>
    <meta:document-statistic meta:object-count="31"/>
  </office:meta>
</office:document-meta>
</file>